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b74" officeooo:paragraph-rsid="0006db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db74" officeooo:paragraph-rsid="0006db74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officeooo:rsid="0015ee0f" officeooo:paragraph-rsid="0015ee0f"/>
    </style:style>
    <style:style style:name="P4" style:family="paragraph" style:parent-style-name="Standard">
      <style:paragraph-properties fo:margin-top="0cm" fo:margin-bottom="0.4cm" loext:contextual-spacing="false"/>
      <style:text-properties officeooo:rsid="00250fca" officeooo:paragraph-rsid="00250fca"/>
    </style:style>
    <style:style style:name="P5" style:family="paragraph" style:parent-style-name="Standard">
      <style:paragraph-properties fo:margin-top="0cm" fo:margin-bottom="0.4cm" loext:contextual-spacing="false"/>
      <style:text-properties officeooo:rsid="002e4fa9" officeooo:paragraph-rsid="002e4fa9"/>
    </style:style>
    <style:style style:name="P6" style:family="paragraph" style:parent-style-name="Standard">
      <style:paragraph-properties fo:margin-top="0cm" fo:margin-bottom="0.4cm" loext:contextual-spacing="false"/>
      <style:text-properties style:text-underline-style="none" officeooo:rsid="0032e1d4" officeooo:paragraph-rsid="0032e1d4"/>
    </style:style>
    <style:style style:name="P7" style:family="paragraph" style:parent-style-name="Standard">
      <style:paragraph-properties fo:margin-top="0cm" fo:margin-bottom="0.4cm" loext:contextual-spacing="false"/>
      <style:text-properties style:text-underline-style="none" officeooo:rsid="0032e1d4" officeooo:paragraph-rsid="0032e1d4" fo:background-color="transparent"/>
    </style:style>
    <style:style style:name="P8" style:family="paragraph" style:parent-style-name="Standard">
      <style:paragraph-properties fo:margin-top="0cm" fo:margin-bottom="0.4cm" loext:contextual-spacing="false"/>
      <style:text-properties style:text-underline-style="none" officeooo:rsid="0039958e" officeooo:paragraph-rsid="0039958e" fo:background-color="transparent"/>
    </style:style>
    <style:style style:name="P9" style:family="paragraph" style:parent-style-name="Standard">
      <style:paragraph-properties fo:margin-top="0cm" fo:margin-bottom="0.4cm" loext:contextual-spacing="false"/>
      <style:text-properties style:text-underline-style="none" officeooo:rsid="003bb143" officeooo:paragraph-rsid="003bb143" fo:background-color="transparent"/>
    </style:style>
    <style:style style:name="P10" style:family="paragraph" style:parent-style-name="Standard" style:list-style-name="L1">
      <style:paragraph-properties fo:margin-top="0cm" fo:margin-bottom="0.4cm" loext:contextual-spacing="false"/>
      <style:text-properties officeooo:paragraph-rsid="0006db74"/>
    </style:style>
    <style:style style:name="P11" style:family="paragraph" style:parent-style-name="Standard" style:list-style-name="L1">
      <style:paragraph-properties fo:margin-top="0cm" fo:margin-bottom="0.4cm" loext:contextual-spacing="false"/>
      <style:text-properties officeooo:paragraph-rsid="002ac413"/>
    </style:style>
    <style:style style:name="P12" style:family="paragraph" style:parent-style-name="Standard" style:list-style-name="L1">
      <style:paragraph-properties fo:margin-top="0cm" fo:margin-bottom="0.4cm" loext:contextual-spacing="false"/>
      <style:text-properties officeooo:rsid="000aaaee" officeooo:paragraph-rsid="0015ee0f"/>
    </style:style>
    <style:style style:name="P13" style:family="paragraph" style:parent-style-name="Standard" style:list-style-name="L2">
      <style:paragraph-properties fo:margin-top="0cm" fo:margin-bottom="0.4cm" loext:contextual-spacing="false"/>
      <style:text-properties officeooo:paragraph-rsid="0015ee0f"/>
    </style:style>
    <style:style style:name="P14" style:family="paragraph" style:parent-style-name="Standard" style:list-style-name="L2">
      <style:paragraph-properties fo:margin-top="0cm" fo:margin-bottom="0.4cm" loext:contextual-spacing="false"/>
      <style:text-properties officeooo:rsid="0017e7ef" officeooo:paragraph-rsid="00194d61"/>
    </style:style>
    <style:style style:name="P15" style:family="paragraph" style:parent-style-name="Standard" style:list-style-name="L2">
      <style:paragraph-properties fo:margin-top="0cm" fo:margin-bottom="0.4cm" loext:contextual-spacing="false"/>
      <style:text-properties officeooo:rsid="00194d61" officeooo:paragraph-rsid="00227da3"/>
    </style:style>
    <style:style style:name="P16" style:family="paragraph" style:parent-style-name="Standard" style:list-style-name="L2">
      <style:paragraph-properties fo:margin-top="0cm" fo:margin-bottom="0.4cm" loext:contextual-spacing="false"/>
      <style:text-properties officeooo:rsid="00194d61" officeooo:paragraph-rsid="00250fca"/>
    </style:style>
    <style:style style:name="P17" style:family="paragraph" style:parent-style-name="Standard" style:list-style-name="L3">
      <style:paragraph-properties fo:margin-top="0cm" fo:margin-bottom="0.4cm" loext:contextual-spacing="false"/>
      <style:text-properties style:text-underline-style="none" officeooo:rsid="00250fca" officeooo:paragraph-rsid="00250fca"/>
    </style:style>
    <style:style style:name="P18" style:family="paragraph" style:parent-style-name="Standard" style:list-style-name="L3">
      <style:paragraph-properties fo:margin-top="0cm" fo:margin-bottom="0.4cm" loext:contextual-spacing="false"/>
      <style:text-properties style:text-underline-style="none" officeooo:rsid="0027aa7e" officeooo:paragraph-rsid="0027aa7e"/>
    </style:style>
    <style:style style:name="P19" style:family="paragraph" style:parent-style-name="Standard" style:list-style-name="L4">
      <style:paragraph-properties fo:margin-top="0cm" fo:margin-bottom="0.4cm" loext:contextual-spacing="false"/>
      <style:text-properties style:text-underline-style="none" officeooo:rsid="002e4fa9" officeooo:paragraph-rsid="002e4fa9"/>
    </style:style>
    <style:style style:name="P20" style:family="paragraph" style:parent-style-name="Standard" style:list-style-name="L4">
      <style:paragraph-properties fo:margin-top="0cm" fo:margin-bottom="0.4cm" loext:contextual-spacing="false"/>
      <style:text-properties style:text-underline-style="none" officeooo:rsid="002fe336" officeooo:paragraph-rsid="002fe336"/>
    </style:style>
    <style:style style:name="P21" style:family="paragraph" style:parent-style-name="Standard" style:list-style-name="L5">
      <style:paragraph-properties fo:margin-top="0cm" fo:margin-bottom="0.4cm" loext:contextual-spacing="false"/>
      <style:text-properties style:text-underline-style="none" officeooo:rsid="0032e1d4" officeooo:paragraph-rsid="0032e1d4"/>
    </style:style>
    <style:style style:name="P22" style:family="paragraph" style:parent-style-name="Standard" style:list-style-name="L6">
      <style:paragraph-properties fo:margin-top="0cm" fo:margin-bottom="0.4cm" loext:contextual-spacing="false"/>
      <style:text-properties style:text-underline-style="none" officeooo:rsid="0032e1d4" officeooo:paragraph-rsid="00363b53" fo:background-color="transparent"/>
    </style:style>
    <style:style style:name="P23" style:family="paragraph" style:parent-style-name="Standard" style:list-style-name="L6">
      <style:paragraph-properties fo:margin-top="0cm" fo:margin-bottom="0.4cm" loext:contextual-spacing="false"/>
      <style:text-properties style:text-underline-style="none" officeooo:rsid="0035a478" officeooo:paragraph-rsid="0035a478" fo:background-color="transparent"/>
    </style:style>
    <style:style style:name="P24" style:family="paragraph" style:parent-style-name="Standard" style:list-style-name="L7">
      <style:paragraph-properties fo:margin-top="0cm" fo:margin-bottom="0.4cm" loext:contextual-spacing="false"/>
      <style:text-properties style:text-underline-style="none" officeooo:rsid="0039958e" officeooo:paragraph-rsid="0039958e" fo:background-color="transparent"/>
    </style:style>
    <style:style style:name="P25" style:family="paragraph" style:parent-style-name="Standard" style:list-style-name="L7">
      <style:paragraph-properties fo:margin-top="0cm" fo:margin-bottom="0.4cm" loext:contextual-spacing="false"/>
      <style:text-properties style:text-underline-style="none" officeooo:rsid="003b23a9" officeooo:paragraph-rsid="003b23a9" fo:background-color="transparent"/>
    </style:style>
    <style:style style:name="P26" style:family="paragraph" style:parent-style-name="Standard" style:list-style-name="L8">
      <style:paragraph-properties fo:margin-top="0cm" fo:margin-bottom="0.4cm" loext:contextual-spacing="false"/>
      <style:text-properties style:text-underline-style="none" officeooo:rsid="003d66a0" officeooo:paragraph-rsid="003d66a0" fo:background-color="transparent"/>
    </style:style>
    <style:style style:name="P27" style:family="paragraph" style:parent-style-name="Standard" style:list-style-name="L8">
      <style:paragraph-properties fo:margin-top="0cm" fo:margin-bottom="0.4cm" loext:contextual-spacing="false"/>
      <style:text-properties style:text-underline-style="none" officeooo:rsid="003ea64c" officeooo:paragraph-rsid="003ea64c" fo:background-color="transparent"/>
    </style:style>
    <style:style style:name="P28" style:family="paragraph" style:parent-style-name="Standard">
      <style:paragraph-properties fo:margin-top="0cm" fo:margin-bottom="0.4cm" loext:contextual-spacing="false"/>
      <style:text-properties style:text-underline-style="none" officeooo:rsid="003fe432" officeooo:paragraph-rsid="003fe432" fo:background-color="transparent"/>
    </style:style>
    <style:style style:name="P29" style:family="paragraph" style:parent-style-name="Standard" style:list-style-name="L9">
      <style:paragraph-properties fo:margin-top="0cm" fo:margin-bottom="0.4cm" loext:contextual-spacing="false"/>
      <style:text-properties style:text-underline-style="none" officeooo:rsid="003fe432" officeooo:paragraph-rsid="003fe432" fo:background-color="transparent"/>
    </style:style>
    <style:style style:name="P30" style:family="paragraph" style:parent-style-name="Standard">
      <style:paragraph-properties fo:margin-top="0cm" fo:margin-bottom="0.4cm" loext:contextual-spacing="false"/>
      <style:text-properties style:text-underline-style="none" officeooo:rsid="0040b66d" officeooo:paragraph-rsid="0040b66d" fo:background-color="transparent"/>
    </style:style>
    <style:style style:name="P31" style:family="paragraph" style:parent-style-name="Standard" style:list-style-name="L10">
      <style:paragraph-properties fo:margin-top="0cm" fo:margin-bottom="0.4cm" loext:contextual-spacing="false"/>
      <style:text-properties style:text-underline-style="none" officeooo:rsid="0042d693" officeooo:paragraph-rsid="0042d693" fo:background-color="transparent"/>
    </style:style>
    <style:style style:name="P32" style:family="paragraph" style:parent-style-name="Standard" style:list-style-name="L3">
      <style:paragraph-properties fo:margin-top="0cm" fo:margin-bottom="0.4cm" loext:contextual-spacing="false"/>
      <style:text-properties officeooo:rsid="00250fca" officeooo:paragraph-rsid="00250fca"/>
    </style:style>
    <style:style style:name="T1" style:family="text">
      <style:text-properties officeooo:rsid="0006db74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super 58%" style:text-underline-style="none" officeooo:rsid="001fd7d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db74"/>
    </style:style>
    <style:style style:name="T7" style:family="text">
      <style:text-properties style:text-underline-style="solid" style:text-underline-width="auto" style:text-underline-color="font-color" officeooo:rsid="0015ee0f"/>
    </style:style>
    <style:style style:name="T8" style:family="text">
      <style:text-properties style:text-underline-style="solid" style:text-underline-width="auto" style:text-underline-color="font-color" officeooo:rsid="00123bbc"/>
    </style:style>
    <style:style style:name="T9" style:family="text">
      <style:text-properties style:text-underline-style="solid" style:text-underline-width="auto" style:text-underline-color="font-color" officeooo:rsid="001fd7d7" fo:background-color="transparent" loext:char-shading-value="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8b197"/>
    </style:style>
    <style:style style:name="T12" style:family="text">
      <style:text-properties style:text-underline-style="none" officeooo:rsid="00098a94"/>
    </style:style>
    <style:style style:name="T13" style:family="text">
      <style:text-properties style:text-underline-style="none" officeooo:rsid="0006db74"/>
    </style:style>
    <style:style style:name="T14" style:family="text">
      <style:text-properties style:text-underline-style="none" officeooo:rsid="00098a94" fo:background-color="#996633" loext:char-shading-value="0"/>
    </style:style>
    <style:style style:name="T15" style:family="text">
      <style:text-properties style:text-underline-style="none" officeooo:rsid="000aaaee" fo:background-color="#996633" loext:char-shading-value="0"/>
    </style:style>
    <style:style style:name="T16" style:family="text">
      <style:text-properties style:text-underline-style="none" officeooo:rsid="00260f3f" fo:background-color="#996633" loext:char-shading-value="0"/>
    </style:style>
    <style:style style:name="T17" style:family="text">
      <style:text-properties style:text-underline-style="none" officeooo:rsid="002ac413" fo:background-color="#996633" loext:char-shading-value="0"/>
    </style:style>
    <style:style style:name="T18" style:family="text">
      <style:text-properties style:text-underline-style="none" officeooo:rsid="00363b53" fo:background-color="#996633" loext:char-shading-value="0"/>
    </style:style>
    <style:style style:name="T19" style:family="text">
      <style:text-properties style:text-underline-style="none" officeooo:rsid="000aaaee"/>
    </style:style>
    <style:style style:name="T20" style:family="text">
      <style:text-properties style:text-underline-style="none" officeooo:rsid="000b3ba8"/>
    </style:style>
    <style:style style:name="T21" style:family="text">
      <style:text-properties style:text-underline-style="none" officeooo:rsid="000cead4"/>
    </style:style>
    <style:style style:name="T22" style:family="text">
      <style:text-properties style:text-underline-style="none" officeooo:rsid="000e2606"/>
    </style:style>
    <style:style style:name="T23" style:family="text">
      <style:text-properties style:text-underline-style="none" officeooo:rsid="000f465a"/>
    </style:style>
    <style:style style:name="T24" style:family="text">
      <style:text-properties style:text-underline-style="none" officeooo:rsid="0010a27c"/>
    </style:style>
    <style:style style:name="T25" style:family="text">
      <style:text-properties style:text-underline-style="none" officeooo:rsid="0015ee0f"/>
    </style:style>
    <style:style style:name="T26" style:family="text">
      <style:text-properties style:text-underline-style="none" officeooo:rsid="00123bbc"/>
    </style:style>
    <style:style style:name="T27" style:family="text">
      <style:text-properties style:text-underline-style="none" officeooo:rsid="0017e7ef"/>
    </style:style>
    <style:style style:name="T28" style:family="text">
      <style:text-properties style:text-underline-style="none" officeooo:rsid="00194d61"/>
    </style:style>
    <style:style style:name="T29" style:family="text">
      <style:text-properties style:text-underline-style="none" officeooo:rsid="001b4a42" fo:background-color="#66ff00" loext:char-shading-value="0"/>
    </style:style>
    <style:style style:name="T30" style:family="text">
      <style:text-properties style:text-underline-style="none" officeooo:rsid="00227da3" fo:background-color="#66ff00" loext:char-shading-value="0"/>
    </style:style>
    <style:style style:name="T31" style:family="text">
      <style:text-properties style:text-underline-style="none" officeooo:rsid="001b4a42" fo:background-color="transparent" loext:char-shading-value="0"/>
    </style:style>
    <style:style style:name="T32" style:family="text">
      <style:text-properties style:text-underline-style="none" officeooo:rsid="001cd7bc" fo:background-color="transparent" loext:char-shading-value="0"/>
    </style:style>
    <style:style style:name="T33" style:family="text">
      <style:text-properties style:text-underline-style="none" officeooo:rsid="00227da3" fo:background-color="transparent" loext:char-shading-value="0"/>
    </style:style>
    <style:style style:name="T34" style:family="text">
      <style:text-properties style:text-underline-style="none" officeooo:rsid="00241032" fo:background-color="transparent" loext:char-shading-value="0"/>
    </style:style>
    <style:style style:name="T35" style:family="text">
      <style:text-properties style:text-underline-style="none" officeooo:rsid="00250fca" fo:background-color="transparent" loext:char-shading-value="0"/>
    </style:style>
    <style:style style:name="T36" style:family="text">
      <style:text-properties style:text-underline-style="none" officeooo:rsid="001fd7d7"/>
    </style:style>
    <style:style style:name="T37" style:family="text">
      <style:text-properties style:text-underline-style="none" officeooo:rsid="000aaaee" fo:background-color="#00ff66" loext:char-shading-value="0"/>
    </style:style>
    <style:style style:name="T38" style:family="text">
      <style:text-properties style:text-underline-style="none" officeooo:rsid="00250fca" fo:background-color="#00ff66" loext:char-shading-value="0"/>
    </style:style>
    <style:style style:name="T39" style:family="text">
      <style:text-properties style:text-underline-style="none" officeooo:rsid="00260f3f"/>
    </style:style>
    <style:style style:name="T40" style:family="text">
      <style:text-properties style:text-underline-style="none" officeooo:rsid="002989aa"/>
    </style:style>
    <style:style style:name="T41" style:family="text">
      <style:text-properties style:text-underline-style="none" officeooo:rsid="002dcd03"/>
    </style:style>
    <style:style style:name="T42" style:family="text">
      <style:text-properties style:text-position="0% 100%"/>
    </style:style>
    <style:style style:name="T43" style:family="text">
      <style:text-properties fo:background-color="#66ff00" loext:char-shading-value="0"/>
    </style:style>
    <style:style style:name="T44" style:family="text">
      <style:text-properties officeooo:rsid="000aaaee" fo:background-color="#66ff00" loext:char-shading-value="0"/>
    </style:style>
    <style:style style:name="T45" style:family="text">
      <style:text-properties officeooo:rsid="0033d934" fo:background-color="#66ff00" loext:char-shading-value="0"/>
    </style:style>
    <style:style style:name="T46" style:family="text">
      <style:text-properties officeooo:rsid="003957f1" fo:background-color="#66ff00" loext:char-shading-value="0"/>
    </style:style>
    <style:style style:name="T47" style:family="text">
      <style:text-properties officeooo:rsid="00342c0c"/>
    </style:style>
    <style:style style:name="T48" style:family="text">
      <style:text-properties officeooo:rsid="0017e7ef" fo:background-color="#ffff00" loext:char-shading-value="0"/>
    </style:style>
    <style:style style:name="T49" style:family="text">
      <style:text-properties fo:background-color="#9966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Log</text:p>
      <text:p text:style-name="P1"/>
      <text:p text:style-name="P1">26<text:span text:style-name="T2">th</text:span> Dec 2016:</text:p>
      <text:list xml:id="list3272294198035065099" text:style-name="L1">
        <text:list-item>
          <text:p text:style-name="P10"><text:span text:style-name="T6">Implimenting Tfidf::searchDocument:</text:span><text:span text:style-name="T1"><text:line-break/>Begun with function header and arguments and initialising a timer. Problem: One of the arguments is std::priority_queue&lt;MapEntry&gt; and I don’t have a MapEntry.h file. Switching task to implimenting MapEntry.h.</text:span></text:p>
        </text:list-item>
        <text:list-item>
          <text:p text:style-name="P11"><text:span text:style-name="T6">Implimenting MapEntry.h:</text:span><text:span text:style-name="T13"> </text:span><text:span text:style-name="T14">STATUS=</text:span><text:span text:style-name="T15">BASIC IMPLIMENTATION COMPLETE</text:span><text:span text:style-name="T6"><text:line-break/></text:span><text:span text:style-name="T11">Problems with implimenting MapEntry:<text:line-break/>1. <text:s/>Use of the class AbsCoord. </text:span><text:span text:style-name="T37">STATUS=</text:span><text:span text:style-name="T38">DONE</text:span><text:span text:style-name="T11"><text:line-break/>2. <text:s/>Use of the class RRCoord. </text:span><text:span text:style-name="T16">STATUS=BASIC</text:span><text:span text:style-name="T11"><text:line-break/>3. <text:s/>Use of the class RANSACLine. </text:span><text:span text:style-name="T17">STATUS=BA</text:span><text:span text:style-name="T16">SIC</text:span><text:span text:style-name="T11"><text:line-break/></text:span><text:span text:style-name="T12">Creating a simple MapEntry.h and commenting out these 3 problem lines. </text:span><text:span text:style-name="T19">Returning to Implimenting Tfidt::searchDocument task.</text:span></text:p>
        </text:list-item>
        <text:list-item>
          <text:p text:style-name="P12"><text:span text:style-name="T5">Implimenting Tfidf::searchDocument:</text:span><text:span text:style-name="T10"> </text:span><text:span text:style-name="T24"><text:line-break/></text:span><text:span text:style-name="T10">Getting the empty shell of Tfidf::searchDocument to compile and run. Uncommenting ‘classifyGoalArea’ function call in GoalMatcher.cpp and adding 2 extra function arguments: landmark_tf and landmark_pixLoc. Uncommenting ‘classifyGoalArea’ function prototype in ClassifyGoalArea.h and adding the 2 additional arguments. </text:span><text:span text:style-name="T20">Uncommenting ClassifyGoalArea.cpp contents. </text:span><text:span text:style-name="T21">Commenting out Tfidf::loadMap. </text:span><text:span text:style-name="T22">Attempting to iron out bug preventing compiling. </text:span><text:span text:style-name="T23">Almost there, seems to be just one more error to get rid of: a linking error due to too many instances of tfidf. Creating a ClassifyGoalArea class to fix this.</text:span></text:p>
        </text:list-item>
      </text:list>
      <text:p text:style-name="P3"><text:span text:style-name="T23">2</text:span><text:span text:style-name="T10">8</text:span><text:span text:style-name="T3">th</text:span><text:span text:style-name="T10">,</text:span><text:span text:style-name="T36">30</text:span><text:span text:style-name="T4">th</text:span><text:span text:style-name="T36"> </text:span><text:span text:style-name="T10">Dec 2016:</text:span></text:p>
      <text:list xml:id="list8861447447636293453" text:style-name="L2">
        <text:list-item>
          <text:p text:style-name="P13"><text:span text:style-name="T7">I</text:span><text:span text:style-name="T8">mplimenting Tfidf::searchDocument contents</text:span><text:span text:style-name="T26">:<text:line-break/></text:span><text:span text:style-name="T25">Problem: unknown variable named idf (Inverse document frequency). It is a local class variable that seems to be initialised by load document. </text:span><text:span text:style-name="T27">Switching task to implimenting Tfidf::loadMap function.</text:span></text:p>
        </text:list-item>
        <text:list-item>
          <text:p text:style-name="P14"><text:span text:style-name="T5">Implimenting Tfidf::loadMap</text:span><text:span text:style-name="T10">: </text:span><text:span text:style-name="T15">STATUS=IMPLIMENTED, </text:span><text:span text:style-name="T18">BUT NOT TESTED</text:span><text:span text:style-name="T10"><text:line-break/></text:span><text:span text:style-name="T28">Realised now is the time to transfer all my code across to the Goal Detector Module.</text:span></text:p>
        </text:list-item>
        <text:list-item>
          <text:p text:style-name="P15"><text:span text:style-name="T5">Transferring all code across to the GoalDetector module</text:span><text:span text:style-name="T10">: </text:span><text:span text:style-name="T29">STATU</text:span><text:span text:style-name="T30">S=COMPLETED</text:span><text:span text:style-name="T29"><text:line-break/></text:span><text:span text:style-name="T31">All SurfDetection code was transferred across successfully. The only modification required was that the Classified Image came in as a shared pointer instead of just as a reference. Therefore, all the subsequent functions were modified to receive a shared_ptr. </text:span><text:span text:style-name="T32">Remaining task is to transfer across working GoalMatcher code and modify it’s structure so that it matches rUNSWift’s GoalMatcher.cpp setup with a process function and a ClassifyGoal function. <text:line-break/></text:span><text:span text:style-name="T9">Lesson: when creating an object with no constructor arguments, you do not insert empty brackets.</text:span></text:p>
        </text:list-item>
        <text:list-item>
          <text:p text:style-name="P16"><text:span text:style-name="T33">TODO: Continue implementing MapEntry.h. Need to find a way to implement AbsCoord in a way that </text:span><text:span text:style-name="T34">can read the current Goals.map file we have. Found the class Self in FieldObject.h. Will need to emit that</text:span><text:span text:style-name="T35">.</text:span><text:span text:style-name="T10"><text:line-break/></text:span></text:p>
        </text:list-item>
      </text:list>
      <text:p text:style-name="P4"><text:span text:style-name="T10">1</text:span><text:span text:style-name="T3">st</text:span><text:span text:style-name="T10"> Jan 2017:</text:span></text:p>
      <text:list xml:id="list6279941809165388853" text:style-name="L3">
        <text:list-item>
          <text:p text:style-name="P17"><text:soft-page-break/>Implimented AbsCoord in a way that should be compatable with Nubot’s self class, and added it to the MapEntry.h file.</text:p>
        </text:list-item>
        <text:list-item>
          <text:p text:style-name="P18">Copied across RRCoord without worrying how it would connect with Nubots.</text:p>
        </text:list-item>
        <text:list-item>
          <text:p text:style-name="P32"><text:span text:style-name="T10">TODO: Continue working on MapEntry.h </text:span><text:span text:style-name="T39">by </text:span><text:span text:style-name="T40">understanding how to impliment RANSACLine (specifically understanding what to do about the class ‘point’ within Nubots.</text:span><text:span text:style-name="T41">)</text:span></text:p>
        </text:list-item>
      </text:list>
      <text:p text:style-name="P5"><text:span text:style-name="T41">2</text:span><text:span text:style-name="T3">nd</text:span><text:span text:style-name="T10"> Jan 2017:</text:span></text:p>
      <text:list xml:id="list2923320259316749641" text:style-name="L4">
        <text:list-item>
          <text:p text:style-name="P19">Finished implmenting MapEntry.h, and got it running right from goalMatcher.loadMap in GoalDetector.</text:p>
        </text:list-item>
        <text:list-item>
          <text:p text:style-name="P20">TODO: Need to impliment the two AddDocumentToCorpus functions so that the Tfidf::loadMap function will be complete. Then Tfidf::searchDocument can be continued.</text:p>
        </text:list-item>
      </text:list>
      <text:p text:style-name="P6">3<text:span text:style-name="T2">rd</text:span> Jan 2017:</text:p>
      <text:list xml:id="list7138873005325735922" text:style-name="L5">
        <text:list-item>
          <text:p text:style-name="P21">Implimented the two Tfidf::AddDocumentToCorpus functions.</text:p>
        </text:list-item>
        <text:list-item>
          <text:p text:style-name="P21">Problem: at line 95, the .log() function does not work. <text:span text:style-name="T47">Fixed. Eigen3 library has done away with cwise, and instead has replaced it with .array().</text:span> <text:s/><text:span text:style-name="T44">STATUS=</text:span><text:span text:style-name="T45">SUCCESS</text:span></text:p>
        </text:list-item>
      </text:list>
      <text:p text:style-name="P7">4<text:span text:style-name="T2">th</text:span> Jan 2017:</text:p>
      <text:list xml:id="list2525028795610224942" text:style-name="L6">
        <text:list-item>
          <text:p text:style-name="P22">Continuing implimentation of Tfidf::searchDocument function. <text:s/><text:span text:style-name="T48">STATUS=PAUSED</text:span></text:p>
        </text:list-item>
        <text:list-item>
          <text:p text:style-name="P23">Frequency histogram working.</text:p>
        </text:list-item>
        <text:list-item>
          <text:p text:style-name="P23">TODO: Tfidf::AddDocumentToCorpus function does not seem to <text:s/>be adding any documents, so this needs to be tested. <text:span text:style-name="T46">STATUS=SUCCESS</text:span></text:p>
        </text:list-item>
      </text:list>
      <text:p text:style-name="P8">6<text:span text:style-name="T2">th</text:span> Jan 2017:</text:p>
      <text:list xml:id="list5704731571203595725" text:style-name="L7">
        <text:list-item>
          <text:p text:style-name="P24">Tested and verified Tfidf::AddDocumentToCorpus function.</text:p>
        </text:list-item>
        <text:list-item>
          <text:p text:style-name="P24">Finished Tfidf::searchDocument function, however since my test image won’t match any maps, I don’t know if it works well or not. <text:span text:style-name="T49">STATUS=IMPLIMENTED, NOT TESTED</text:span></text:p>
        </text:list-item>
        <text:list-item>
          <text:p text:style-name="P25">TODO: Complete GoalMatcher::classifyGoalArea and GoalMatcher::process functions.</text:p>
        </text:list-item>
      </text:list>
      <text:p text:style-name="P9">9<text:span text:style-name="T2">th</text:span> Jan 2017:</text:p>
      <text:list xml:id="list3138320627622836493" text:style-name="L8">
        <text:list-item>
          <text:p text:style-name="P26">GoalMatcher::classifyGoalArea function completed. <text:span text:style-name="T43">STATUS=SUCCESS</text:span></text:p>
        </text:list-item>
        <text:list-item>
          <text:p text:style-name="P27">GoalMatcher::process function completed. <text:span text:style-name="T43">STATUS=SUCCESS</text:span></text:p>
        </text:list-item>
        <text:list-item>
          <text:p text:style-name="P27">TODO: impliment Vocab::learn function, learn about feature descriptor, add test image to map so a successful match can be achieved, find a realistic goal image and test</text:p>
        </text:list-item>
      </text:list>
      <text:p text:style-name="P28">10<text:span text:style-name="T2">th</text:span> Jan 2017:</text:p>
      <text:list xml:id="list6517157993013673320" text:style-name="L9">
        <text:list-item>
          <text:p text:style-name="P29">Trying to understand the processes in Tfidf::addDocumentToCorpus and Tfidf::searchDocument when beginning with an empty map file, and how it adds the first few images it sees to that database. Stuck on what happens when tfidf_doc is calculated, <text:soft-page-break/>since the result is a vector of zeros, due to the first image’s term frequency (tf) being essentially multiplied by it’s inverse...any highs in tf are cancelled out by corresponding lows in the inverse tf.</text:p>
        </text:list-item>
      </text:list>
      <text:p text:style-name="P30">11<text:span text:style-name="T2">th</text:span> Jan 2017:</text:p>
      <text:list xml:id="list4111005931583716215" text:style-name="L10">
        <text:list-item>
          <text:p text:style-name="P31">Problem from yesterday was caused by the first image being a perfect match for the idf calculated off that 1 image. This results in a zeros vector for tfidf_query and tfidf_doc. When matching score is calculated this results in a <text:s/>divide by zero (now fixed) and returns a zero score, even when the match is perf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6:31:38.742618801</meta:creation-date>
    <dc:date>2017-01-12T00:54:52.108947418</dc:date>
    <meta:editing-duration>P1DT4H8M33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3" meta:paragraph-count="36" meta:word-count="737" meta:character-count="5030" meta:non-whitespace-character-count="4344"/>
  </office:meta>
</office:document-meta>
</file>